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p" table:style-name="ta1">
        <table:shapes>
          <draw:frame draw:z-index="0" draw:style-name="gr1" draw:text-style-name="P1" svg:width="159.99mm" svg:height="89.99mm" svg:x="166.89mm" svg:y="2.06mm">
            <loext:p draw:notify-on-update-of-ranges="step.B1:step.B1 step.B2:step.B12 step.C1:step.C1 step.C2:step.C12 step.D1:step.D1 step.D2:step.D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7.17mm" svg:y="99.35mm">
            <loext:p draw:notify-on-update-of-ranges="step.B2:step.B12 step.G1:step.G1 step.G2:step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37.41mm" svg:y="0.01mm">
            <loext:p draw:notify-on-update-of-ranges="step.B2:step.B12 step.F1:step.F1 step.F2:step.F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29</text:p>
          </table:table-cell>
          <table:table-cell office:value-type="float" office:value="2.59501" calcext:value-type="float">
            <text:p>2.59501</text:p>
          </table:table-cell>
          <table:table-cell office:value-type="float" office:value="0.761623" calcext:value-type="float">
            <text:p>0.761623</text:p>
          </table:table-cell>
          <table:table-cell office:value-type="float" office:value="0" calcext:value-type="float">
            <text:p>0</text:p>
          </table:table-cell>
          <table:table-cell office:value-type="float" office:value="1255530" calcext:value-type="float">
            <text:p>12555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30</text:p>
          </table:table-cell>
          <table:table-cell office:value-type="float" office:value="9.859348" calcext:value-type="float">
            <text:p>9.859348</text:p>
          </table:table-cell>
          <table:table-cell office:value-type="float" office:value="0.376357" calcext:value-type="float">
            <text:p>0.376357</text:p>
          </table:table-cell>
          <table:table-cell office:value-type="float" office:value="0" calcext:value-type="float">
            <text:p>0</text:p>
          </table:table-cell>
          <table:table-cell office:value-type="float" office:value="1619209" calcext:value-type="float">
            <text:p>16192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31</text:p>
          </table:table-cell>
          <table:table-cell office:value-type="float" office:value="10.197613" calcext:value-type="float">
            <text:p>10.197613</text:p>
          </table:table-cell>
          <table:table-cell office:value-type="float" office:value="1.556407" calcext:value-type="float">
            <text:p>1.556407</text:p>
          </table:table-cell>
          <table:table-cell office:value-type="float" office:value="0" calcext:value-type="float">
            <text:p>0</text:p>
          </table:table-cell>
          <table:table-cell office:value-type="float" office:value="5358816" calcext:value-type="float">
            <text:p>535881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32</text:p>
          </table:table-cell>
          <table:table-cell office:value-type="float" office:value="15.664453" calcext:value-type="float">
            <text:p>15.664453</text:p>
          </table:table-cell>
          <table:table-cell office:value-type="float" office:value="24.030394" calcext:value-type="float">
            <text:p>24.030394</text:p>
          </table:table-cell>
          <table:table-cell office:value-type="float" office:value="0" calcext:value-type="float">
            <text:p>0</text:p>
          </table:table-cell>
          <table:table-cell office:value-type="float" office:value="23025584" calcext:value-type="float">
            <text:p>230255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33</text:p>
          </table:table-cell>
          <table:table-cell office:value-type="float" office:value="21.010863" calcext:value-type="float">
            <text:p>21.010863</text:p>
          </table:table-cell>
          <table:table-cell office:value-type="float" office:value="19.961959" calcext:value-type="float">
            <text:p>19.961959</text:p>
          </table:table-cell>
          <table:table-cell office:value-type="float" office:value="0" calcext:value-type="float">
            <text:p>0</text:p>
          </table:table-cell>
          <table:table-cell office:value-type="float" office:value="13577899" calcext:value-type="float">
            <text:p>135778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34</text:p>
          </table:table-cell>
          <table:table-cell office:value-type="float" office:value="13.088891" calcext:value-type="float">
            <text:p>13.088891</text:p>
          </table:table-cell>
          <table:table-cell office:value-type="float" office:value="5.829605" calcext:value-type="float">
            <text:p>5.829605</text:p>
          </table:table-cell>
          <table:table-cell office:value-type="float" office:value="0" calcext:value-type="float">
            <text:p>0</text:p>
          </table:table-cell>
          <table:table-cell office:value-type="float" office:value="7521829" calcext:value-type="float">
            <text:p>75218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35</text:p>
          </table:table-cell>
          <table:table-cell office:value-type="float" office:value="23.33067" calcext:value-type="float">
            <text:p>23.33067</text:p>
          </table:table-cell>
          <table:table-cell office:value-type="float" office:value="17.688553" calcext:value-type="float">
            <text:p>17.688553</text:p>
          </table:table-cell>
          <table:table-cell office:value-type="float" office:value="0" calcext:value-type="float">
            <text:p>0</text:p>
          </table:table-cell>
          <table:table-cell office:value-type="float" office:value="22685594" calcext:value-type="float">
            <text:p>226855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36</text:p>
          </table:table-cell>
          <table:table-cell office:value-type="float" office:value="16.510768" calcext:value-type="float">
            <text:p>16.510768</text:p>
          </table:table-cell>
          <table:table-cell office:value-type="float" office:value="17.941935" calcext:value-type="float">
            <text:p>17.941935</text:p>
          </table:table-cell>
          <table:table-cell office:value-type="float" office:value="0" calcext:value-type="float">
            <text:p>0</text:p>
          </table:table-cell>
          <table:table-cell office:value-type="float" office:value="17040863" calcext:value-type="float">
            <text:p>170408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37</text:p>
          </table:table-cell>
          <table:table-cell office:value-type="float" office:value="28.403653" calcext:value-type="float">
            <text:p>28.403653</text:p>
          </table:table-cell>
          <table:table-cell office:value-type="float" office:value="18.17633" calcext:value-type="float">
            <text:p>18.17633</text:p>
          </table:table-cell>
          <table:table-cell office:value-type="float" office:value="0" calcext:value-type="float">
            <text:p>0</text:p>
          </table:table-cell>
          <table:table-cell office:value-type="float" office:value="15976095" calcext:value-type="float">
            <text:p>159760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string" calcext:value-type="string">
            <text:p>09:54:38</text:p>
          </table:table-cell>
          <table:table-cell office:value-type="float" office:value="18.396005" calcext:value-type="float">
            <text:p>18.396005</text:p>
          </table:table-cell>
          <table:table-cell office:value-type="float" office:value="21.118264" calcext:value-type="float">
            <text:p>21.118264</text:p>
          </table:table-cell>
          <table:table-cell office:value-type="float" office:value="0" calcext:value-type="float">
            <text:p>0</text:p>
          </table:table-cell>
          <table:table-cell office:value-type="float" office:value="19214342" calcext:value-type="float">
            <text:p>192143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 table:visibility="collapse">
          <table:table-cell office:value-type="string" calcext:value-type="string">
            <text:p>2017-09-11</text:p>
          </table:table-cell>
          <table:table-cell office:value-type="string" calcext:value-type="string">
            <text:p>09:54:39</text:p>
          </table:table-cell>
          <table:table-cell office:value-type="float" office:value="27.282009" calcext:value-type="float">
            <text:p>27.282009</text:p>
          </table:table-cell>
          <table:table-cell office:value-type="float" office:value="54.165037" calcext:value-type="float">
            <text:p>54.165037</text:p>
          </table:table-cell>
          <table:table-cell office:value-type="float" office:value="0" calcext:value-type="float">
            <text:p>0</text:p>
          </table:table-cell>
          <table:table-cell office:value-type="float" office:value="23394138" calcext:value-type="float">
            <text:p>2339413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0:01:35.888863499</dc:date>
    <meta:editing-duration>PT3M56S</meta:editing-duration>
    <meta:editing-cycles>1</meta:editing-cycles>
    <meta:document-statistic meta:table-count="1" meta:cell-count="84" meta:object-count="3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step.B1:step.D12" chart:data-source-has-labels="both" svg:x="0.32cm" svg:y="0.18cm" svg:width="13.361cm" svg:height="8.64cm">
          <chartooo:coordinate-region svg:x="0.941cm" svg:y="0.18cm" svg:width="12.74cm" svg:height="7.037cm"/>
          <chart:axis chart:dimension="x" chart:name="primary-x" chart:style-name="ch4" chartooo:axis-type="auto">
            <chartooo:date-scale/>
            <chart:categories table:cell-range-address="step.B2:step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C2:step.C12" chart:label-cell-address="step.C1:step.C1" chart:class="chart:bar">
            <chart:data-point chart:repeated="10"/>
          </chart:series>
          <chart:series chart:style-name="ch8" chart:values-cell-range-address="step.D2:step.D12" chart:label-cell-address="step.D1:step.D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54:29</text:p>
                <draw:g>
                  <svg:desc>step.B2:step.B12</svg:desc>
                </draw:g>
              </table:table-cell>
              <table:table-cell office:value-type="float" office:value="2.59501">
                <text:p>2.59501</text:p>
                <draw:g>
                  <svg:desc>step.C2:step.C12</svg:desc>
                </draw:g>
              </table:table-cell>
              <table:table-cell office:value-type="float" office:value="0.761623">
                <text:p>0.761623</text:p>
                <draw:g>
                  <svg:desc>step.D2:step.D12</svg:desc>
                </draw:g>
              </table:table-cell>
            </table:table-row>
            <table:table-row>
              <table:table-cell office:value-type="string">
                <text:p>09:54:30</text:p>
              </table:table-cell>
              <table:table-cell office:value-type="float" office:value="9.859348">
                <text:p>9.859348</text:p>
              </table:table-cell>
              <table:table-cell office:value-type="float" office:value="0.376357">
                <text:p>0.376357</text:p>
              </table:table-cell>
            </table:table-row>
            <table:table-row>
              <table:table-cell office:value-type="string">
                <text:p>09:54:31</text:p>
              </table:table-cell>
              <table:table-cell office:value-type="float" office:value="10.197613">
                <text:p>10.197613</text:p>
              </table:table-cell>
              <table:table-cell office:value-type="float" office:value="1.556407">
                <text:p>1.556407</text:p>
              </table:table-cell>
            </table:table-row>
            <table:table-row>
              <table:table-cell office:value-type="string">
                <text:p>09:54:32</text:p>
              </table:table-cell>
              <table:table-cell office:value-type="float" office:value="15.664453">
                <text:p>15.664453</text:p>
              </table:table-cell>
              <table:table-cell office:value-type="float" office:value="24.030394">
                <text:p>24.030394</text:p>
              </table:table-cell>
            </table:table-row>
            <table:table-row>
              <table:table-cell office:value-type="string">
                <text:p>09:54:33</text:p>
              </table:table-cell>
              <table:table-cell office:value-type="float" office:value="21.010863">
                <text:p>21.010863</text:p>
              </table:table-cell>
              <table:table-cell office:value-type="float" office:value="19.961959">
                <text:p>19.961959</text:p>
              </table:table-cell>
            </table:table-row>
            <table:table-row>
              <table:table-cell office:value-type="string">
                <text:p>09:54:34</text:p>
              </table:table-cell>
              <table:table-cell office:value-type="float" office:value="13.088891">
                <text:p>13.088891</text:p>
              </table:table-cell>
              <table:table-cell office:value-type="float" office:value="5.829605">
                <text:p>5.829605</text:p>
              </table:table-cell>
            </table:table-row>
            <table:table-row>
              <table:table-cell office:value-type="string">
                <text:p>09:54:35</text:p>
              </table:table-cell>
              <table:table-cell office:value-type="float" office:value="23.33067">
                <text:p>23.33067</text:p>
              </table:table-cell>
              <table:table-cell office:value-type="float" office:value="17.688553">
                <text:p>17.688553</text:p>
              </table:table-cell>
            </table:table-row>
            <table:table-row>
              <table:table-cell office:value-type="string">
                <text:p>09:54:36</text:p>
              </table:table-cell>
              <table:table-cell office:value-type="float" office:value="16.510768">
                <text:p>16.510768</text:p>
              </table:table-cell>
              <table:table-cell office:value-type="float" office:value="17.941935">
                <text:p>17.941935</text:p>
              </table:table-cell>
            </table:table-row>
            <table:table-row>
              <table:table-cell office:value-type="string">
                <text:p>09:54:37</text:p>
              </table:table-cell>
              <table:table-cell office:value-type="float" office:value="28.403653">
                <text:p>28.403653</text:p>
              </table:table-cell>
              <table:table-cell office:value-type="float" office:value="18.17633">
                <text:p>18.17633</text:p>
              </table:table-cell>
            </table:table-row>
            <table:table-row>
              <table:table-cell office:value-type="string">
                <text:p>09:54:38</text:p>
              </table:table-cell>
              <table:table-cell office:value-type="float" office:value="18.396005">
                <text:p>18.396005</text:p>
              </table:table-cell>
              <table:table-cell office:value-type="float" office:value="21.118264">
                <text:p>21.118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step.B2:step.B12 step.G1:step.G12" chart:data-source-has-labels="both" svg:x="0.32cm" svg:y="0.18cm" svg:width="12.726cm" svg:height="8.64cm">
          <chartooo:coordinate-region svg:x="1.127cm" svg:y="0.18cm" svg:width="11.919cm" svg:height="7.037cm"/>
          <chart:axis chart:dimension="x" chart:name="primary-x" chart:style-name="ch4" chartooo:axis-type="auto">
            <chartooo:date-scale/>
            <chart:categories table:cell-range-address="step.B2:step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G2:step.G12" chart:label-cell-address="step.G1:step.G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step.G1:ste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54:29</text:p>
                <draw:g>
                  <svg:desc>step.B2:step.B12</svg:desc>
                </draw:g>
              </table:table-cell>
              <table:table-cell office:value-type="float" office:value="36">
                <text:p>36</text:p>
                <draw:g>
                  <svg:desc>step.G2:step.G12</svg:desc>
                </draw:g>
              </table:table-cell>
            </table:table-row>
            <table:table-row>
              <table:table-cell office:value-type="string">
                <text:p>09:54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54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54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54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54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54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54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54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54:38</text:p>
              </table:table-cell>
              <table:table-cell office:value-type="float" office:value="199">
                <text:p>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step.B2:step.B12 step.F1:step.F12" chart:data-source-has-labels="both" svg:x="0.32cm" svg:y="0.18cm" svg:width="13.758cm" svg:height="8.64cm">
          <chartooo:coordinate-region svg:x="2.053cm" svg:y="0.18cm" svg:width="12.025cm" svg:height="7.037cm"/>
          <chart:axis chart:dimension="x" chart:name="primary-x" chart:style-name="ch4" chartooo:axis-type="auto">
            <chartooo:date-scale/>
            <chart:categories table:cell-range-address="step.B2:step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F2:step.F12" chart:label-cell-address="step.F1:step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step.F1:step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54:29</text:p>
                <draw:g>
                  <svg:desc>step.B2:step.B12</svg:desc>
                </draw:g>
              </table:table-cell>
              <table:table-cell office:value-type="float" office:value="1255530">
                <text:p>1255530</text:p>
                <draw:g>
                  <svg:desc>step.F2:step.F12</svg:desc>
                </draw:g>
              </table:table-cell>
            </table:table-row>
            <table:table-row>
              <table:table-cell office:value-type="string">
                <text:p>09:54:30</text:p>
              </table:table-cell>
              <table:table-cell office:value-type="float" office:value="1619209">
                <text:p>1619209</text:p>
              </table:table-cell>
            </table:table-row>
            <table:table-row>
              <table:table-cell office:value-type="string">
                <text:p>09:54:31</text:p>
              </table:table-cell>
              <table:table-cell office:value-type="float" office:value="5358816">
                <text:p>5358816</text:p>
              </table:table-cell>
            </table:table-row>
            <table:table-row>
              <table:table-cell office:value-type="string">
                <text:p>09:54:32</text:p>
              </table:table-cell>
              <table:table-cell office:value-type="float" office:value="23025584">
                <text:p>23025584</text:p>
              </table:table-cell>
            </table:table-row>
            <table:table-row>
              <table:table-cell office:value-type="string">
                <text:p>09:54:33</text:p>
              </table:table-cell>
              <table:table-cell office:value-type="float" office:value="13577899">
                <text:p>13577899</text:p>
              </table:table-cell>
            </table:table-row>
            <table:table-row>
              <table:table-cell office:value-type="string">
                <text:p>09:54:34</text:p>
              </table:table-cell>
              <table:table-cell office:value-type="float" office:value="7521829">
                <text:p>7521829</text:p>
              </table:table-cell>
            </table:table-row>
            <table:table-row>
              <table:table-cell office:value-type="string">
                <text:p>09:54:35</text:p>
              </table:table-cell>
              <table:table-cell office:value-type="float" office:value="22685594">
                <text:p>22685594</text:p>
              </table:table-cell>
            </table:table-row>
            <table:table-row>
              <table:table-cell office:value-type="string">
                <text:p>09:54:36</text:p>
              </table:table-cell>
              <table:table-cell office:value-type="float" office:value="17040863">
                <text:p>17040863</text:p>
              </table:table-cell>
            </table:table-row>
            <table:table-row>
              <table:table-cell office:value-type="string">
                <text:p>09:54:37</text:p>
              </table:table-cell>
              <table:table-cell office:value-type="float" office:value="15976095">
                <text:p>15976095</text:p>
              </table:table-cell>
            </table:table-row>
            <table:table-row>
              <table:table-cell office:value-type="string">
                <text:p>09:54:38</text:p>
              </table:table-cell>
              <table:table-cell office:value-type="float" office:value="19214342">
                <text:p>192143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